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font-name="Arial" fo:font-size="8pt" style:font-size-asian="8pt" style:font-size-complex="8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11T14:53:17.892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7513,108,&lt;598,0&gt;,&lt;598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&lt;0.27241065094009564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628,85,&lt;17,0&gt;,&lt;17,85&gt;): FALSE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68,59,&lt;16,0&gt;,&lt;16,59&gt;): FALSE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09,58,&lt;15,0&gt;,&lt;15,58&gt;): FALSE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402 tests executed; 3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88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27"/>
        <table:table-row table:style-name="ro1">
          <table:table-cell table:style-name="ce24" office:value-type="string" calcext:value-type="string">
            <text:p>TESTS RUN AT $2015-03-12T22:02:29.177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TEST SUMMARY: 209 tests executed; 3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89">
          <table:table-cell table:style-name="ce24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0:30:54.6326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13T00:12:13.672807000</dc:date>
    <meta:editing-duration>P39DT17H10M52S</meta:editing-duration>
    <meta:editing-cycles>153</meta:editing-cycles>
    <meta:generator>LibreOffice/4.4.1.2$MacOSX_X86_64 LibreOffice_project/45e2de17089c24a1fa810c8f975a7171ba4cd432</meta:generator>
    <meta:document-statistic meta:table-count="5" meta:cell-count="420" meta:object-count="0"/>
  </office:meta>
</office:document-meta>
</file>